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7945" officeooo:paragraph-rsid="001d794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d7945" officeooo:paragraph-rsid="001d794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SZERKÖZELI PROGRAMOZÁS BEADANDÓ DOKUMENTÁCIÓ </text:p>
      <text:p text:style-name="P1"/>
      <text:p text:style-name="P2">A programot készítette:</text:p>
      <text:p text:style-name="P2"><text:tab/>Hajnal Szabolcs Béla, (D0I5ZH) Debreceni Egyetem Informatikai Kar - mérnökinformatikus hallgatój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00:35:09.743570720</meta:creation-date>
    <dc:date>2023-04-28T00:44:00.084146968</dc:date>
    <meta:editing-duration>PT8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8" meta:character-count="171" meta:non-whitespace-character-count="154"/>
  </office:meta>
</office:document-meta>
</file>